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3d076" officeooo:paragraph-rsid="0014f369"/>
    </style:style>
    <style:style style:name="P2" style:family="paragraph" style:parent-style-name="Standard">
      <style:text-properties fo:language="ru" fo:country="RU" officeooo:rsid="000203a7" officeooo:paragraph-rsid="0014f369"/>
    </style:style>
    <style:style style:name="P3" style:family="paragraph" style:parent-style-name="Standard">
      <style:text-properties fo:language="ru" fo:country="RU" officeooo:rsid="0015e0c3" officeooo:paragraph-rsid="0015e0c3"/>
    </style:style>
    <style:style style:name="P4" style:family="paragraph" style:parent-style-name="Standard">
      <style:text-properties fo:language="ru" fo:country="RU" officeooo:rsid="0016dbf7" officeooo:paragraph-rsid="0016dbf7"/>
    </style:style>
    <style:style style:name="P5" style:family="paragraph" style:parent-style-name="Standard">
      <style:text-properties fo:language="ru" fo:country="RU" officeooo:rsid="00180617" officeooo:paragraph-rsid="00180617"/>
    </style:style>
    <style:style style:name="T1" style:family="text">
      <style:text-properties officeooo:rsid="0007190c"/>
    </style:style>
    <style:style style:name="T2" style:family="text">
      <style:text-properties officeooo:rsid="0003d076"/>
    </style:style>
    <style:style style:name="T3" style:family="text">
      <style:text-properties officeooo:rsid="0015da4a"/>
    </style:style>
    <style:style style:name="T4" style:family="text">
      <style:text-properties officeooo:rsid="0015e0c3"/>
    </style:style>
    <style:style style:name="T5" style:family="text">
      <style:text-properties officeooo:rsid="0016dbf7"/>
    </style:style>
    <style:style style:name="T6" style:family="text">
      <style:text-properties officeooo:rsid="00180617"/>
    </style:style>
    <style:style style:name="T7" style:family="text">
      <style:text-properties officeooo:rsid="00198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рофимова Светлана Николаевна- <text:span text:style-name="T1">врач акушер-гинеколог</text:span></text:p>
      <text:p text:style-name="P2"/>
      <text:p text:style-name="P2">1983 год-Оренбургский государственный медицинский инстит<text:span text:style-name="T7">у</text:span>т. <text:span text:style-name="T3">Специальность «Лечебное дело». Базовое образование</text:span></text:p>
      <text:p text:style-name="P2">1984 год-Городской родильный дом г. Оренбурга. Интернатура.</text:p>
      <text:p text:style-name="P2"/>
      <text:p text:style-name="P2">Повышение квалификации:</text:p>
      <text:p text:style-name="P2">1989 год -цикл «Лечебно-профилактическая помощь и организация работы в женских консультациях и МСЧ». Оренбургский государственный медицинский институт.</text:p>
      <text:p text:style-name="P2">1994 год- цикл «Клиническая физиология, интенсивная терапия и медицинская этика критических состояний в акушерстве и гинекологии» Петрозаводский государственный университет.</text:p>
      <text:p text:style-name="P2">1999 год -цикл «Экстраген<text:span text:style-name="T1">и</text:span>тальная патология при беременности и гинекологических заболеваниях». <text:s/><text:span text:style-name="T2">Оренбургская государственная медицинская академия.</text:span></text:p>
      <text:p text:style-name="P1">2005 год -цикл «Лечебно-профилактическая помощь и организация работы в женской консультации». Оренбургская государственная медицинская академия</text:p>
      <text:p text:style-name="P1">2010 год -цикл «Лечебно-профилактическая помощь и организация работы в женской консультации». Оренбургская государственная медицинская академия</text:p>
      <text:p text:style-name="P1">2012 год -цикл «Гирудотерапия». ГБОУ ВПО Самарский государственный медицинский университет Минздравсоцразвития России</text:p>
      <text:p text:style-name="P1">2015 год -цикл «Патологическое акушерство» АНО Дополнительное профессиональное образование ОМК г.Москва</text:p>
      <text:p text:style-name="P1">2017 год -цикл «Менопауза и МТГ». АНО Дополнительное профессиональное образование ОМК г. Москва</text:p>
      <text:p text:style-name="P1">2019 год -цикл «Бесплодие. От сбора анамнеза до плана действия» АНО Дополнительное профессиональное образование ОМК г. Москва </text:p>
      <text:p text:style-name="P1"/>
      <text:p text:style-name="P3">Опыт работы:</text:p>
      <text:p text:style-name="P3">1984 год-Сакмарская ЦРБ.врач акушер-гинеколог.</text:p>
      <text:p text:style-name="P3">1986 год-Центральная поликлиника Промышленного района. Врач акушер-гинеколог.</text:p>
      <text:p text:style-name="P3">1995 год- <text:span text:style-name="T5">ММУЗ МГКБ №6 </text:span>Женская консультация . <text:span text:style-name="T5">Центр Здоровья матери и ребенка.</text:span></text:p>
      <text:p text:style-name="P4">2001 год- ММУЗ МГКБ №6 <text:span text:style-name="T4">Женская консультация. </text:span>Зам главного врача по профилактической работе.</text:p>
      <text:p text:style-name="P5">2004 год-<text:span text:style-name="T5">ММУЗ МГКБ №6 Женская консультация. </text:span>Врач акушер-гинеколог.</text:p>
      <text:p text:style-name="P4">2011 год-ООО «Медицинский центр Эскулап». Врач акушер-гинеколог.</text:p>
      <text:p text:style-name="P4">2018 год- <text:span text:style-name="T6">ООО «Эксперт» Диагностический центр на Промысловом</text:span>. Врач акушер-гинеколо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S</meta:editing-duration>
    <meta:editing-cycles>7</meta:editing-cycles>
    <meta:generator>LibreOffice/5.4.7.2$Windows_x86 LibreOffice_project/c838ef25c16710f8838b1faec480ebba495259d0</meta:generator>
    <dc:date>2019-06-10T17:15:47.748000000</dc:date>
    <meta:document-statistic meta:table-count="0" meta:image-count="0" meta:object-count="0" meta:page-count="1" meta:paragraph-count="21" meta:word-count="221" meta:character-count="1959" meta:non-whitespace-character-count="1757"/>
    <meta:user-defined meta:name="Info 1"/>
    <meta:user-defined meta:name="Info 2"/>
    <meta:user-defined meta:name="Info 3"/>
    <meta:user-defined meta:name="Info 4"/>
  </office:meta>
</office:document-meta>
</file>